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a3d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a3d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a3d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a3d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a3d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a3d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a3d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a3d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a3d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a3d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a3d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a3d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a3d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a3d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a3d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a3d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a3d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sabella Valentina Marchan Lozad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6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280716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udy Enrrique Marchan Bracamo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499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4.95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7" meta:non-whitespace-character-count="1009"/>
    <meta:template xlink:type="simple" xlink:actuate="onRequest" xlink:title="Normal" xlink:href=""/>
  </office:meta>
</office:document-meta>
</file>